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4D0000002FDFD1341E8527B8E79.png" manifest:media-type="image/png"/>
  <manifest:file-entry manifest:full-path="Pictures/1000020100000708000004B09B054273EF6A78CE.png" manifest:media-type="image/png"/>
  <manifest:file-entry manifest:full-path="Pictures/1000020100000708000004B048295E255F370FE9.png" manifest:media-type="image/png"/>
  <manifest:file-entry manifest:full-path="Pictures/1000020100000708000004B0A9C68E1F032F4DD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04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1.276cm" svg:x="1.27cm" svg:y="4.318cm">
          <draw:text-box>
            <text:p text:style-name="P1"><text:span text:style-name="T1">S444 numbers overview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4" draw:layer="layout" svg:width="13.207cm" svg:height="8.804cm" svg:x="14.732cm" svg:y="3.896cm">
          <draw:image xlink:href="Pictures/1000020100000708000004B0A9C68E1F032F4DD2.png" xlink:type="simple" xlink:show="embed" xlink:actuate="onLoad">
            <text:p/>
          </draw:image>
        </draw:frame>
        <draw:frame draw:style-name="gr3" draw:text-style-name="P4" draw:layer="layout" svg:width="14.224cm" svg:height="9.482cm" svg:x="0cm" svg:y="3.425cm">
          <draw:image xlink:href="Pictures/1000020100000708000004B09B054273EF6A78C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5" draw:layer="layout" svg:width="18.034cm" svg:height="0.962cm" svg:x="5.842cm" svg:y="0.508cm">
          <draw:text-box>
            <text:p>Geometric correction:</text:p>
          </draw:text-box>
        </draw:frame>
        <draw:frame draw:style-name="gr3" draw:text-style-name="P4" draw:layer="layout" svg:width="9.001cm" svg:height="5.589cm" svg:x="0.508cm" svg:y="2.54cm">
          <draw:image xlink:href="Pictures/10000201000004D0000002FDFD1341E8527B8E79.png" xlink:type="simple" xlink:show="embed" xlink:actuate="onLoad">
            <text:p/>
          </draw:image>
        </draw:frame>
        <draw:frame draw:style-name="gr5" draw:text-style-name="P5" draw:layer="layout" svg:width="5.588cm" svg:height="0.683cm" svg:x="2.794cm" svg:y="2.594cm">
          <draw:text-box>
            <text:p><text:span text:style-name="T2">e.g. 400 AMeV thick target</text:span></text:p>
          </draw:text-box>
        </draw:frame>
        <draw:frame draw:style-name="gr6" draw:text-style-name="P1" draw:layer="layout" svg:width="17.527cm" svg:height="10.414cm" svg:x="9.906cm" svg:y="2.032cm">
          <draw:image xlink:href="Pictures/1000020100000708000004B048295E255F370FE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8-14T13:33:51.730665793</meta:creation-date>
    <dc:date>2024-08-16T18:29:08.436499340</dc:date>
    <meta:editing-duration>PT9H5M37S</meta:editing-duration>
    <meta:editing-cycles>2</meta:editing-cycles>
    <meta:generator>LibreOffice/6.0.7.3$Linux_X86_64 LibreOffice_project/00m0$Build-3</meta:generator>
    <meta:document-statistic meta:object-count="34"/>
  </office:meta>
</office:document-meta>
</file>